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paragraph-rsid="0015e3df" style:font-size-asian="16pt" style:font-weight-asian="bold" style:font-size-complex="16pt" style:font-weight-complex="bold"/>
    </style:style>
    <style:style style:name="T1" style:family="text">
      <style:text-properties officeooo:rsid="0015e3df"/>
    </style:style>
    <style:style style:name="T2" style:family="text">
      <style:text-properties style:text-underline-style="none" officeooo:rsid="0015e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s text:c="20"/></text:span><text:span text:style-name="T1">RTC Based Alarm Clock : </text:span>USER MANUAL</text:p>
      <text:p text:style-name="Standard"/>
      <text:p text:style-name="P1"/>
      <text:p text:style-name="P1"/>
      <text:p text:style-name="P1">A. Set <text:span text:style-name="T1">Clock </text:span>Time:</text:p>
      <text:p text:style-name="Standard"><text:tab/>step 1. Press Hour Button to set Hour</text:p>
      <text:p text:style-name="Standard"><text:tab/>step 2. Press Minute Button to set Minute</text:p>
      <text:p text:style-name="Standard"><text:tab/></text:p>
      <text:p text:style-name="P1">B. Set Alarm <text:span text:style-name="T1">Time</text:span>:</text:p>
      <text:p text:style-name="Standard"><text:tab/>step 1. Press <text:span text:style-name="T1">C</text:span>onfig_<text:span text:style-name="T1">A</text:span>larm button <text:span text:style-name="T1">to enter configuration mode</text:span></text:p>
      <text:p text:style-name="Standard"><text:tab/>step 2. Press Hour Button to set <text:span text:style-name="T1">a</text:span>larm <text:span text:style-name="T1">h</text:span>our</text:p>
      <text:p text:style-name="Standard"><text:tab/>step 3. Press Minute Button to set <text:span text:style-name="T1">a</text:span>larm <text:span text:style-name="T1">m</text:span>inute</text:p>
      <text:p text:style-name="Standard"><text:tab/>step 4. Press <text:span text:style-name="T1">C</text:span>onfig_<text:span text:style-name="T1">A</text:span>larm button to exit <text:span text:style-name="T1">configuration mode</text:span></text:p>
      <text:p text:style-name="Standard"><text:tab/></text:p>
      <text:p text:style-name="P1">C. Turn On Alarm:</text:p>
      <text:p text:style-name="Standard"><text:tab/>step 1: Press Alarm <text:span text:style-name="T1">ON</text:span>/<text:span text:style-name="T1">OFF</text:span> button [screen will display 'ON']</text:p>
      <text:p text:style-name="Standard"><text:tab/></text:p>
      <text:p text:style-name="P1">D. Turn Off Alarm:</text:p>
      <text:p text:style-name="Standard"><text:tab/>step 1: Press Alarm <text:span text:style-name="T1">ON/OFF</text:span> button [screen will display 'OFF']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9:48:00.111629081</meta:creation-date>
    <dc:date>2023-08-19T19:55:16.621716013</dc:date>
    <meta:editing-duration>PT7M17S</meta:editing-duration>
    <meta:editing-cycles>1</meta:editing-cycles>
    <meta:document-statistic meta:table-count="0" meta:image-count="0" meta:object-count="0" meta:page-count="1" meta:paragraph-count="17" meta:word-count="95" meta:character-count="548" meta:non-whitespace-character-count="434"/>
    <meta:generator>LibreOffice/7.3.7.2$Linux_X86_64 LibreOffice_project/30$Build-2</meta:generator>
  </office:meta>
</office:document-meta>
</file>